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Heading_20_2" style:master-page-name="">
      <style:paragraph-properties fo:keep-with-next="auto"/>
    </style:style>
    <style:style style:name="P7" style:family="paragraph" style:parent-style-name="Heading_20_2" style:master-page-name="">
      <style:paragraph-properties fo:break-before="auto" fo:break-after="auto"/>
    </style:style>
    <style:style style:name="P8" style:family="paragraph" style:parent-style-name="Contents_20_1">
      <style:paragraph-properties>
        <style:tab-stops>
          <style:tab-stop style:position="5.8701in" style:type="right" style:leader-style="dotted" style:leader-text="."/>
        </style:tab-stops>
      </style:paragraph-properties>
    </style:style>
    <style:style style:name="P9" style:family="paragraph" style:parent-style-name="Contents_20_3">
      <style:paragraph-properties>
        <style:tab-stops>
          <style:tab-stop style:position="5.4772in" style:type="right" style:leader-style="dotted" style:leader-text="."/>
        </style:tab-stops>
      </style:paragraph-properties>
    </style:style>
    <style:style style:name="P10" style:family="paragraph" style:parent-style-name="Paper_20_Title" style:master-page-name="Standard"/>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style style:name="P25" style:family="paragraph" style:parent-style-name="Standard" style:master-page-name="">
      <style:paragraph-properties fo:keep-with-next="always"/>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Introduction<text:tab/>3</text:p>
          <text:p text:style-name="P8">Types<text:tab/>5</text:p>
          <text:p text:style-name="P9">int<text:tab/>5</text:p>
          <text:p text:style-name="P9">float<text:tab/>5</text:p>
          <text:p text:style-name="P9">string<text:tab/>5</text:p>
          <text:p text:style-name="P9">PCDATA<text:tab/>5</text:p>
          <text:p text:style-name="P9">datetime<text:tab/>5</text:p>
          <text:p text:style-name="P9">key<text:tab/>6</text:p>
          <text:p text:style-name="P9">lang<text:tab/>6</text:p>
          <text:p text:style-name="P9">refid<text:tab/>6</text:p>
          <text:p text:style-name="P9">URL<text:tab/>6</text:p>
          <text:p text:style-name="P9">span<text:tab/>6</text:p>
          <text:p text:style-name="P9">text<text:tab/>7</text:p>
          <text:p text:style-name="P9">form<text:tab/>7</text:p>
          <text:p text:style-name="P9">multitext<text:tab/>7</text:p>
          <text:p text:style-name="P9">URLRef<text:tab/>8</text:p>
          <text:p text:style-name="P9">field<text:tab/>8</text:p>
          <text:p text:style-name="P9">trait<text:tab/>8</text:p>
          <text:p text:style-name="P9">annotation<text:tab/>9</text:p>
          <text:p text:style-name="P9">extensible<text:tab/>9</text:p>
          <text:p text:style-name="P9">note<text:tab/>9</text:p>
          <text:p text:style-name="P9">phonetic<text:tab/>9</text:p>
          <text:p text:style-name="P9">etymology<text:tab/>10</text:p>
          <text:p text:style-name="P9">grammi<text:tab/>10</text:p>
          <text:p text:style-name="P9">reversal<text:tab/>10</text:p>
          <text:p text:style-name="P9">translation<text:tab/>11</text:p>
          <text:p text:style-name="P9">example<text:tab/>11</text:p>
          <text:p text:style-name="P9">relation<text:tab/>11</text:p>
          <text:p text:style-name="P9">variant<text:tab/>12</text:p>
          <text:p text:style-name="P9">Sense<text:tab/>12</text:p>
          <text:p text:style-name="P9">Entry<text:tab/>13</text:p>
          <text:p text:style-name="P9">field-defn<text:tab/>14</text:p>
          <text:p text:style-name="P9">field-defns<text:tab/>14</text:p>
          <text:p text:style-name="P9">range-ref<text:tab/>14</text:p>
          <text:p text:style-name="P9">ranges<text:tab/>14</text:p>
          <text:p text:style-name="P9">header<text:tab/>14</text:p>
          <text:p text:style-name="P9">lift<text:tab/>15</text:p>
          <text:p text:style-name="P8">UML Diagrams<text:tab/>16</text:p>
          <text:p text:style-name="P8">Lift Ranges<text:tab/>18</text:p>
          <text:p text:style-name="P9">range-element<text:tab/>18</text:p>
          <text:p text:style-name="P9">range<text:tab/>18</text:p>
          <text:p text:style-name="P9">lift-ranges<text:tab/>18</text:p>
          <text:p text:style-name="P8">Ranges<text:tab/>20</text:p>
          <text:p text:style-name="P9">Elements<text:tab/>20</text:p>
          <text:p text:style-name="P9">Elements<text:tab/>20</text:p>
          <text:p text:style-name="P9">Elements<text:tab/>21</text:p>
          <text:p text:style-name="P9">Elements<text:tab/>21</text:p>
          <text:p text:style-name="P8">Examples<text:tab/>23</text:p>
          <text:p text:style-name="P8">Implementation<text:tab/>30</text:p>
          <text:p text:style-name="P9">Refid generation<text:tab/>30</text:p>
          <text:p text:style-name="P9">Generating LIFT<text:tab/>30</text:p>
          <text:p text:style-name="P9">Subentries<text:tab/>30</text:p>
          <text:p text:style-name="P8">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5">there are no two ids of the same type of object that are identical, including treating senses and subsenses as entries.</text:p>
        </text:list-item>
      </text:list>
      <text:list text:style-name="L3">
        <text:list-item>
          <text:p text:style-name="P16">there are corresponding ids for all refids</text:p>
        </text:list-item>
      </text:list>
      <text:list text:style-name="L4">
        <text:list-item>
          <text:p text:style-name="P17">there is a definition for all field tags used</text:p>
        </text:list-item>
        <text:list-item>
          <text:p text:style-name="P17">that in a context where only one language data is expected no data from another language is also provided.</text:p>
        </text:list-item>
        <text:list-item>
          <text:p text:style-name="P1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status</text:span></text:span><text:tab/>[Optional, Multiple, <text:span text:style-name="code">annotation</text:span>] contains the current status of this text and the history of that status, for example as a change history. The first <text:span text:style-name="code">annotation</text:span> of a given <text:span text:style-name="code">type</text:span> gives the current value for the status of that type.</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code"><text:span text:style-name="T7">status</text:span></text:span><text:span text:style-name="code"><text:span text:style-name="T7"><text:tab/></text:span></text:span>[Optional, Multiple, <text:span text:style-name="code">annotation</text:span>] Gives the value of a given status type both now and in the past. The first <text:span text:style-name="code">annotation</text:span> of a given type holds the current value for the status of that type.</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status</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i</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o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code"><text:span text:style-name="T7">trait</text:span></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picture</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o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6">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25"><draw:frame draw:style-name="fr2" draw:name="graphics3" text:anchor-type="paragraph" svg:x="0in" svg:y="0.1in" svg:width="5.8701in" style:rel-width="100%" svg:height="4.4429in"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20">Store the subentry in the entry as a sub-element. LIFT does not do this. All entries are full <text:span text:style-name="code">entry</text:span> elements.</text:p>
        </text:list-item>
        <text:list-item>
          <text:p text:style-name="P20">Store a marker in the subentry referring back to the main entry under which this subentry occurs. This can be done using a <text:span text:style-name="code">subhead</text:span> relation.</text:p>
        </text:list-item>
        <text:list-item>
          <text:p text:style-name="P20">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7">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3">Creation of subentry reference lists</text:p>
        </text:list-item>
        <text:list-item>
          <text:p text:style-name="P23">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2</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49</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exicon Interchange Format</dc:title>
    <dc:subject>A Description</dc:subject>
    <meta:initial-creator>Martin Hosken</meta:initial-creator>
    <meta:creation-date>2006-07-07T09:27:58</meta:creation-date>
    <dc:creator>Martin Hosken</dc:creator>
    <dc:date>2007-04-02T15:07:32</dc:date>
    <meta:printed-by>Martin Hosken</meta:printed-by>
    <meta:print-date>2006-08-02T10:34:15</meta:print-date>
    <dc:language>en-US</dc:language>
    <meta:editing-cycles>349</meta:editing-cycles>
    <meta:editing-duration>P11DT8H33M27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794" meta:word-count="9966" meta:character-count="60439"/>
  </office:meta>
</office:document-meta>
</file>